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ashed" svg:stroke-width="0.102cm" draw:marker-start="" draw:marker-start-width="0.3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  <style:text-properties fo:font-size="24pt" style:font-size-asian="24pt" style:font-size-complex="24pt"/>
    </style:style>
    <style:style style:name="P2" style:family="paragraph">
      <style:paragraph-properties fo:text-align="start"/>
      <style:text-properties style:font-name="Consolas1" fo:font-size="24pt" style:font-size-asian="24pt" style:font-size-complex="24pt"/>
    </style:style>
    <style:style style:name="P3" style:family="paragraph">
      <style:paragraph-properties fo:text-align="center"/>
    </style:style>
    <style:style style:name="T1" style:family="text">
      <style:text-properties fo:color="#00cc00" style:font-name="Consolas1" fo:font-size="24pt" style:font-size-asian="24pt" style:font-size-complex="24pt"/>
    </style:style>
    <style:style style:name="T2" style:family="text">
      <style:text-properties style:font-name="Consolas1" fo:font-size="24pt" style:font-size-asian="24pt" style:font-size-complex="24pt"/>
    </style:style>
    <style:style style:name="T3" style:family="text">
      <style:text-properties fo:color="#ff3333" style:font-name="Consolas1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" style:family="text">
      <style:text-properties style:font-name="Consolas1"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color="#000000" style:font-name="Consolas1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3333" style:font-name="Consolas1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7.231cm" svg:height="19.574cm" svg:x="0.201cm" svg:y="0.427cm" presentation:class="subtitle" presentation:user-transformed="true">
          <draw:text-box>
            <text:p text:style-name="P1"><text:span text:style-name="T1">// Thread 1</text:span></text:p>
            <text:p text:style-name="P1"><text:span text:style-name="T2">355 </text:span><text:span text:style-name="T2">log_clean_thread_func</text:span><text:span text:style-name="T2">(void *arg){</text:span></text:p>
            <text:p text:style-name="P1"><text:span text:style-name="T2">356 <text:s text:c="2"/>BinlogQueue </text:span><text:span text:style-name="T2">*logs = </text:span></text:p>
            <text:p text:style-name="P1"><text:span text:style-name="T2"><text:s text:c="8"/></text:span><text:span text:style-name="T2">(BinlogQueue </text:span><text:span text:style-name="T2">*)arg;</text:span></text:p>
            <text:p text:style-name="P1"><text:span text:style-name="T2">357 <text:s text:c="18"/></text:span><text:span text:style-name="T2"><text:s text:c="19"/></text:span></text:p>
            <text:p text:style-name="P1"><text:span text:style-name="T2">358 <text:s text:c="2"/>while(!logs-</text:span><text:span text:style-name="T2">&gt;thread_quit){ <text:s/></text:span></text:p>
            <text:p text:style-name="P1"><text:span text:style-name="T2">359 <text:s text:c="4"/>if(!</text:span><text:span text:style-name="T3">logs-</text:span><text:span text:style-name="T3">&gt;db</text:span><text:span text:style-name="T2">){ <text:s text:c="5"/></text:span></text:p>
            <text:p text:style-name="P1"><text:span text:style-name="T2">360 <text:s text:c="6"/>break; <text:s text:c="5"/></text:span><text:span text:style-name="T2"><text:s text:c="13"/></text:span></text:p>
            <text:p text:style-name="P1"><text:span text:style-name="T2">361 <text:s text:c="4"/>} <text:s text:c="12"/></text:span><text:span text:style-name="T2"><text:s text:c="9"/></text:span></text:p>
            <text:p text:style-name="P1"><text:span text:style-name="T2">...</text:span></text:p>
            <text:p text:style-name="P1"><text:span text:style-name="T2">371 <text:s text:c="4"/>logs-</text:span><text:span text:style-name="T2">&gt;del_range(start, </text:span><text:span text:style-name="T2">end); <text:s text:c="16"/></text:span></text:p>
            <text:p text:style-name="P1"><text:span text:style-name="T2">...</text:span></text:p>
            <text:p text:style-name="P1"><text:span text:style-name="T2">375 <text:s text:c="2"/>} <text:s text:c="14"/></text:span><text:span text:style-name="T2"><text:s text:c="15"/></text:span></text:p>
            <text:p text:style-name="P1"><text:span text:style-name="T2">... <text:s text:c="18"/></text:span><text:span text:style-name="T2"><text:s text:c="22"/></text:span><text:span text:style-name="T2"><text:s text:c="15"/></text:span></text:p>
            <text:p text:style-name="P1"><text:span text:style-name="T2">380 } <text:s text:c="3"/></text:span></text:p>
            <text:p text:style-name="P1"><text:span text:style-name="T2">... <text:s text:c="18"/></text:span><text:span text:style-name="T2"><text:s/></text:span></text:p>
            <text:p text:style-name="P1"><text:span text:style-name="T4">341 int </text:span><text:span text:style-name="T4">del_range(...){ <text:s text:c="6"/></text:span><text:span text:style-name="T4"><text:s text:c="16"/></text:span></text:p>
            <text:p text:style-name="P1"><text:span text:style-name="T4">342 <text:s text:c="2"/>while(start &lt;= </text:span><text:span text:style-name="T4">end){ <text:s text:c="15"/></text:span></text:p>
            <text:p text:style-name="P1"><text:span text:style-name="T4">... <text:s text:c="18"/></text:span><text:span text:style-name="T4"><text:s text:c="22"/></text:span><text:span text:style-name="T4"><text:s text:c="3"/></text:span></text:p>
            <text:p text:style-name="P1"><text:span text:style-name="T4">347 <text:s text:c="4"/>Status s = </text:span><text:span text:style-name="T5">db</text:span><text:span text:style-name="T4">-&gt;Write(...); </text:span><text:span text:style-name="T6">← </text:span><text:span text:style-name="T6">dangerous operation</text:span></text:p>
            <text:p text:style-name="P1"><text:span text:style-name="T4">... <text:s text:c="18"/></text:span><text:span text:style-name="T4"><text:s text:c="17"/></text:span></text:p>
            <text:p text:style-name="P1"><text:span text:style-name="T4">351 <text:s text:c="2"/>} <text:s text:c="14"/></text:span><text:span text:style-name="T4"><text:s text:c="21"/></text:span></text:p>
            <text:p text:style-name="P1"><text:span text:style-name="T4">...</text:span></text:p>
          </draw:text-box>
        </draw:frame>
        <draw:frame presentation:style-name="pr1" draw:text-style-name="P2" draw:layer="layout" svg:width="26.942cm" svg:height="12.179cm" svg:x="18.018cm" svg:y="-2.533cm">
          <draw:text-box>
            <text:p text:style-name="P1"><text:span text:style-name="T1">// Thread 2</text:span></text:p>
            <text:p text:style-name="P1"><text:span text:style-name="T2">190 ~BinlogQueue(){ <text:s text:c="15"/></text:span></text:p>
            <text:p text:style-name="P1"><text:span text:style-name="T2">... <text:s text:c="39"/></text:span></text:p>
            <text:p text:style-name="P1"><text:span text:style-name="T2">200 <text:s text:c="2"/>db = NULL; <text:s text:c="26"/></text:span></text:p>
            <text:p text:style-name="P1"><text:span text:style-name="T2">201 } <text:s text:c="78"/></text:span></text:p>
            <text:p text:style-name="P1"><text:span text:style-name="T2"/></text:p>
          </draw:text-box>
        </draw:frame>
        <draw:line draw:style-name="gr1" draw:text-style-name="P3" draw:layer="layout" svg:x1="10.668cm" svg:y1="5.842cm" svg:x2="18.018cm" svg:y2="3.556cm">
          <text:p/>
        </draw:lin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01:26:09.781778508</meta:creation-date>
    <meta:editing-duration>P0D</meta:editing-duration>
    <meta:editing-cycles>4</meta:editing-cycles>
    <meta:generator>LibreOffice/4.2.8.2$Linux_X86_64 LibreOffice_project/420m0$Build-2</meta:generator>
    <dc:date>2016-02-15T17:08:52.770504220</dc:date>
    <meta:document-statistic meta:object-count="26"/>
  </office:meta>
</office:document-meta>
</file>